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db6" officeooo:paragraph-rsid="00075db6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size="21pt" fo:background-color="#ffffff" style:font-size-asian="21pt" style:font-size-complex="21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size="21pt" officeooo:rsid="00075db6" officeooo:paragraph-rsid="00075db6" fo:background-color="#ffffff" style:font-size-asian="21pt" style:font-size-complex="21pt"/>
    </style:style>
    <style:style style:name="T1" style:family="text">
      <style:text-properties fo:font-size="21pt" style:font-size-asian="18.3500003814697pt" style:font-size-complex="21pt"/>
    </style:style>
    <style:style style:name="T2" style:family="text">
      <style:text-properties fo:font-variant="normal" fo:text-transform="none" fo:color="#000000" loext:opacity="100%" style:font-name="Liberation Serif" fo:font-size="22pt" fo:letter-spacing="normal" fo:font-style="normal" fo:font-weight="normal" style:font-size-asian="22pt" style:font-size-complex="22pt"/>
    </style:style>
    <style:style style:name="T3" style:family="text">
      <style:text-properties fo:font-variant="normal" fo:text-transform="none" style:font-name="Google Sans" fo:letter-spacing="normal" fo:font-style="normal" fo:font-weight="normal"/>
    </style:style>
    <style:style style:name="T4" style:family="text">
      <style:text-properties fo:font-variant="normal" fo:text-transform="none" style:font-name="Liberation Serif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tab/><text:tab/><text:tab/><text:tab/></text:span><text:span text:style-name="T2">percival rackham </text:span></text:p>
      <text:p text:style-name="P1"><text:span text:style-name="T2">bio</text:span></text:p>
      <text:p text:style-name="P2"><text:span text:style-name="T3">un sorcier écossais qui travaillait comme professeur de divination à l'école de sorcellerie de Poudlard à l'époque Tudor, et était le chef des Gardiens</text:span><text:span text:style-name="T4">  </text:span></text:p>
      <text:p text:style-name="P3"><text:span text:style-name="T4">galerie image </text:span></text:p>
      <text:p text:style-name="P3"><text:span text:style-name="T4"/></text:p>
      <text:p text:style-name="P3"><text:span text:style-name="T4">a</text:span></text:p>
      <text:p text:style-name="P3"><text:span text:style-name="T4"/></text:p>
      <text:p text:style-name="P3"><text:span text:style-name="T4">citation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3:32:22.485000000</meta:creation-date>
    <dc:date>2024-12-16T13:41:07.557000000</dc:date>
    <meta:editing-duration>PT8M46S</meta:editing-duration>
    <meta:editing-cycles>1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6" meta:word-count="31" meta:character-count="201" meta:non-whitespace-character-count="167"/>
  </office:meta>
</office:document-meta>
</file>